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1Endpoint.set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11Endpoint.to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11Endpoin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1Endpoint.get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DL11Endpoint.accept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DL11Endpoint.fromMap( Map epr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SDL11Endpoint.WSDL11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DL11Endpoint.to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